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text-align="center" fo:border="0.08cm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0.971cm" svg:x="3.668cm" svg:y="14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1" draw:text-style-name="P1" draw:layer="layout" svg:width="3.199cm" svg:height="2.399cm" draw:transform="rotate (0.643502895210188) translate (4.5cm 14.5cm)" svg:viewBox="0 0 3200 2400" svg:d="m0 28600c2500 0 3200 2400 3200 2400">
          <text:p/>
        </draw:path>
        <draw:path draw:style-name="gr1" draw:text-style-name="P1" draw:layer="layout" svg:width="3.199cm" svg:height="2.399cm" draw:transform="rotate (0.643502895210188) translate (5.5cm 14.5cm)" svg:viewBox="0 0 3200 2400" svg:d="m0 29800c2500 0 3200 2400 3200 2400">
          <text:p/>
        </draw:path>
        <draw:frame draw:style-name="gr2" draw:layer="layout" svg:width="0.642cm" svg:height="0.962cm" svg:x="3.858cm" svg:y="13.038cm">
          <draw:text-box>
            <text:p>i</text:p>
          </draw:text-box>
        </draw:frame>
        <draw:frame draw:style-name="gr2" draw:layer="layout" svg:width="2.454cm" svg:height="0.962cm" svg:x="8cm" svg:y="13cm">
          <draw:text-box>
            <text:p>inizio+i</text:p>
          </draw:text-box>
        </draw:frame>
        <draw:custom-shape draw:style-name="gr3" draw:text-style-name="P1" draw:layer="layout" svg:width="0.5cm" svg:height="3.991cm" draw:transform="rotate (-1.58842415224093) translate (7.999cm 16.062cm)">
          <text:p/>
          <draw:enhanced-geometry svg:viewBox="0 0 21600 21600" draw:glue-points="0 0 0 21600 21600 10800" draw:text-areas="0 ?f9 7800 ?f10" draw:type="right-brace" draw:modifiers="3159.74675108297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2.61cm" svg:height="0.962cm" svg:x="4.89cm" svg:y="16.538cm">
          <draw:text-box>
            <text:p>perio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29T08:44:00</meta:creation-date>
    <dc:date>2011-09-29T09:21:47</dc:date>
    <dc:creator>Alessandro Bugatti</dc:creator>
    <meta:editing-duration>PT00H22M27S</meta:editing-duration>
    <meta:editing-cycles>2</meta:editing-cycles>
    <meta:generator>OpenOffice.org/3.1$Linux OpenOffice.org_project/310m19$Build-9420</meta:generator>
    <meta:document-statistic meta:object-count="7"/>
  </office:meta>
</office:document-meta>
</file>